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.1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274.34pt"/>
    </style:style>
    <style:style style:name="co5" style:family="table-column">
      <style:table-column-properties fo:break-before="auto" style:column-width="215.29pt"/>
    </style:style>
    <style:style style:name="co6" style:family="table-column">
      <style:table-column-properties fo:break-before="auto" style:column-width="86.85pt"/>
    </style:style>
    <style:style style:name="co7" style:family="table-column">
      <style:table-column-properties fo:break-before="auto" style:column-width="97.26pt"/>
    </style:style>
    <style:style style:name="co8" style:family="table-column">
      <style:table-column-properties fo:break-before="auto" style:column-width="182.64pt"/>
    </style:style>
    <style:style style:name="co9" style:family="table-column">
      <style:table-column-properties fo:break-before="auto" style:column-width="80.56pt"/>
    </style:style>
    <style:style style:name="co10" style:family="table-column">
      <style:table-column-properties fo:break-before="auto" style:column-width="180.54pt"/>
    </style:style>
    <style:style style:name="co11" style:family="table-column">
      <style:table-column-properties fo:break-before="auto" style:column-width="251.4pt"/>
    </style:style>
    <style:style style:name="co12" style:family="table-column">
      <style:table-column-properties fo:break-before="auto" style:column-width="220.14pt"/>
    </style:style>
    <style:style style:name="co13" style:family="table-column">
      <style:table-column-properties fo:break-before="auto" style:column-width="132.66pt"/>
    </style:style>
    <style:style style:name="co14" style:family="table-column">
      <style:table-column-properties fo:break-before="auto" style:column-width="143.04pt"/>
    </style:style>
    <style:style style:name="co15" style:family="table-column">
      <style:table-column-properties fo:break-before="auto" style:column-width="104.91pt"/>
    </style:style>
    <style:style style:name="co16" style:family="table-column">
      <style:table-column-properties fo:break-before="auto" style:column-width="260.45pt"/>
    </style:style>
    <style:style style:name="co17" style:family="table-column">
      <style:table-column-properties fo:break-before="auto" style:column-width="105.56pt"/>
    </style:style>
    <style:style style:name="co18" style:family="table-column">
      <style:table-column-properties fo:break-before="auto" style:column-width="125.01pt"/>
    </style:style>
    <style:style style:name="co19" style:family="table-column">
      <style:table-column-properties fo:break-before="auto" style:column-width="144.45pt"/>
    </style:style>
    <style:style style:name="co20" style:family="table-column">
      <style:table-column-properties fo:break-before="auto" style:column-width="135.44pt"/>
    </style:style>
    <style:style style:name="co21" style:family="table-column">
      <style:table-column-properties fo:break-before="auto" style:column-width="170.16pt"/>
    </style:style>
    <style:style style:name="co22" style:family="table-column">
      <style:table-column-properties fo:break-before="auto" style:column-width="136.86pt"/>
    </style:style>
    <style:style style:name="co23" style:family="table-column">
      <style:table-column-properties fo:break-before="auto" style:column-width="200.01pt"/>
    </style:style>
    <style:style style:name="co24" style:family="table-column">
      <style:table-column-properties fo:break-before="auto" style:column-width="188.9pt"/>
    </style:style>
    <style:style style:name="co25" style:family="table-column">
      <style:table-column-properties fo:break-before="auto" style:column-width="181.96pt"/>
    </style:style>
    <style:style style:name="co26" style:family="table-column">
      <style:table-column-properties fo:break-before="auto" style:column-width="189.61pt"/>
    </style:style>
    <style:style style:name="co27" style:family="table-column">
      <style:table-column-properties fo:break-before="auto" style:column-width="147.26pt"/>
    </style:style>
    <style:style style:name="co28" style:family="table-column">
      <style:table-column-properties fo:break-before="auto" style:column-width="145.84pt"/>
    </style:style>
    <style:style style:name="co29" style:family="table-column">
      <style:table-column-properties fo:break-before="auto" style:column-width="195.14pt"/>
    </style:style>
    <style:style style:name="co30" style:family="table-column">
      <style:table-column-properties fo:break-before="auto" style:column-width="161.09pt"/>
    </style:style>
    <style:style style:name="co31" style:family="table-column">
      <style:table-column-properties fo:break-before="auto" style:column-width="175.69pt"/>
    </style:style>
    <style:style style:name="co32" style:family="table-column">
      <style:table-column-properties fo:break-before="auto" style:column-width="147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PageStyle_5f_voorraadbeheer">
      <style:table-properties table:display="true" style:writing-mode="lr-tb"/>
    </style:style>
    <style:style style:name="ta2" style:family="table" style:master-page-name="PageStyle_5f_minimum_20_voorraad">
      <style:table-properties table:display="true" style:writing-mode="lr-tb"/>
    </style:style>
    <style:style style:name="ta3" style:family="table" style:master-page-name="PageStyle_5f_te_20_bestellen">
      <style:table-properties table:display="true" style:writing-mode="lr-tb"/>
    </style:style>
    <style:style style:name="ta4" style:family="table" style:master-page-name="PageStyle_5f_besteld">
      <style:table-properties table:display="true" style:writing-mode="lr-tb"/>
    </style:style>
    <style:style style:name="ta5" style:family="table" style:master-page-name="PageStyle_5f_opgebruikte_20_reagentia">
      <style:table-properties table:display="true" style:writing-mode="lr-tb"/>
    </style:style>
    <style:style style:name="ta6" style:family="table" style:master-page-name="PageStyle_5f_vervallen_20_reagentia">
      <style:table-properties table:display="true" style:writing-mode="lr-tb"/>
    </style:style>
    <style:style style:name="ta7" style:family="table" style:master-page-name="PageStyle_5f_statistieken">
      <style:table-properties table:display="true" style:writing-mode="lr-tb"/>
    </style:style>
    <style:style style:name="ta8" style:family="table" style:master-page-name="PageStyle_5f_configuratie">
      <style:table-properties table:display="true" style:writing-mode="lr-tb"/>
    </style:style>
    <style:style style:name="ta9" style:family="table" style:master-page-name="PageStyle_5f_jaarrappor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ackground-color="#46bd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ackground-color="#3d85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none" fo:background-color="#63d297" style:diagonal-bl-tr="none" style:diagonal-tl-br="none" style:text-align-source="value-type" style:repeat-content="false" fo:wrap-option="no-wrap" fo:border-left="none" style:direction="ltr" fo:border-right="1.76pt solid #999999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0.74pt solid #999999" fo:background-color="#e7f9ef" style:diagonal-bl-tr="none" style:diagonal-tl-br="none" style:text-align-source="value-type" style:repeat-content="false" fo:wrap-option="wrap" fo:border-left="0.74pt solid #999999" style:direction="ltr" fo:border-right="1.76pt solid #999999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999999" fo:background-color="#e7f9ef" style:diagonal-bl-tr="none" style:diagonal-tl-br="none" style:text-align-source="value-type" style:repeat-content="false" fo:wrap-option="wrap" fo:border-left="0.74pt solid #999999" style:direction="ltr" fo:border-right="1.76pt solid #999999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48" style:family="table-cell" style:parent-style-name="Default">
      <style:table-cell-properties fo:background-color="#46bd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25">
      <style:table-cell-properties fo:background-color="#46bd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3d85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2" style:family="table-cell" style:parent-style-name="Default">
      <style:table-cell-properties fo:background-color="#63d29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999999" style:diagonal-bl-tr="none" style:diagonal-tl-br="none" style:text-align-source="value-type" style:repeat-content="false" fo:wrap-option="no-wrap" fo:border-left="none" style:direction="ltr" fo:border-right="0.74pt solid #999999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minimum voorraad'.$A$2:.$A$104])" table:allow-empty-cell="true" table:display-list="unsorted" table:base-cell-address="voorraadbeheer.A2"/>
        <table:content-validation table:name="val2" table:condition="of:cell-content-is-in-list([$configuratie.$A$15:.$A$32])" table:allow-empty-cell="true" table:display-list="unsorted" table:base-cell-address="voorraadbeheer.B2"/>
        <table:content-validation table:name="val3" table:condition="of:cell-content-is-in-list(&quot;acceptabel&quot;;&quot;beschadigd&quot;;&quot;overig&quot;)" table:allow-empty-cell="true" table:display-list="unsorted" table:base-cell-address="voorraadbeheer.M2">
          <table:error-message table:message-type="stop" table:display="true"/>
        </table:content-validation>
        <table:content-validation table:name="val4" table:condition="of:cell-content-is-in-list([$configuratie.$A$15:.$A$32])" table:allow-empty-cell="true" table:display-list="unsorted" table:base-cell-address="'minimum voorraad'.B2">
          <table:error-message table:message-type="stop" table:display="true"/>
        </table:content-validation>
        <table:content-validation table:name="val5" table:condition="of:cell-content-is-in-list([$configuratie.$A$15:.$A$36])" table:allow-empty-cell="true" table:display-list="unsorted" table:base-cell-address="'te bestellen'.C2">
          <table:error-message table:message-type="stop" table:display="true"/>
        </table:content-validation>
        <table:content-validation table:name="val6" table:condition="of:cell-content-is-in-list([$'minimum voorraad'.$A$2:.$A$103])" table:allow-empty-cell="true" table:display-list="unsorted" table:base-cell-address="besteld.B2"/>
        <table:content-validation table:name="val7" table:condition="of:cell-content-is-in-list([$configuratie.$A$15:.$A$36])" table:allow-empty-cell="true" table:display-list="unsorted" table:base-cell-address="besteld.C2"/>
        <table:content-validation table:name="val8" table:condition="of:cell-content-is-in-list(&quot;acceptabel&quot;;&quot;beschadigd&quot;;&quot;overig&quot;)" table:allow-empty-cell="true" table:display-list="unsorted" table:base-cell-address="'opgebruikte reagentia'.M1">
          <table:error-message table:message-type="stop" table:display="true"/>
        </table:content-validation>
        <table:content-validation table:name="val9" table:condition="of:cell-content-is-in-list(&quot;acceptabel&quot;;&quot;beschadigd&quot;;&quot;overig&quot;)" table:allow-empty-cell="true" table:display-list="unsorted" table:base-cell-address="'vervallen reagentia'.M1">
          <table:error-message table:message-type="stop" table:display="true"/>
        </table:content-validation>
        <table:content-validation table:name="val10" table:condition="of:cell-content-is-in-list([$'minimum voorraad'.$A$2:.$A$104])" table:allow-empty-cell="true" table:display-list="unsorted" table:base-cell-address="configuratie.B4"/>
      </table:content-validations>
      <table:table table:name="voorraadbehe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identificatie van het reagens</text:p>
          </table:table-cell>
          <table:table-cell table:style-name="ce1" office:value-type="string" calcext:value-type="string">
            <text:p>fabrikant</text:p>
          </table:table-cell>
          <table:table-cell table:style-name="ce5" office:value-type="string" calcext:value-type="string">
            <text:p>lotnummer</text:p>
          </table:table-cell>
          <table:table-cell table:style-name="ce1" office:value-type="string" calcext:value-type="string">
            <text:p>hoeveelheid besteld</text:p>
          </table:table-cell>
          <table:table-cell table:style-name="ce1" office:value-type="string" calcext:value-type="string">
            <text:p>hoeveelheid in gebruik</text:p>
          </table:table-cell>
          <table:table-cell table:style-name="ce1" office:value-type="string" calcext:value-type="string">
            <text:p>hoeveelheid opgebruikt</text:p>
          </table:table-cell>
          <table:table-cell table:style-name="ce9" office:value-type="string" calcext:value-type="string">
            <text:p>ontvangstdatum</text:p>
          </table:table-cell>
          <table:table-cell table:style-name="ce9" office:value-type="string" calcext:value-type="string">
            <text:p>houdbaarheidsdatum</text:p>
          </table:table-cell>
          <table:table-cell table:style-name="ce1" office:value-type="string" calcext:value-type="string">
            <text:p>alarm</text:p>
          </table:table-cell>
          <table:table-cell table:style-name="ce18" office:value-type="string" calcext:value-type="string">
            <text:p>ingebruikname</text:p>
          </table:table-cell>
          <table:table-cell table:style-name="ce9" office:value-type="string" calcext:value-type="string">
            <text:p>opgebruikt</text:p>
          </table:table-cell>
          <table:table-cell table:style-name="ce18" office:value-type="string" calcext:value-type="string">
            <text:p>buiten gebruik</text:p>
          </table:table-cell>
          <table:table-cell table:style-name="ce1" office:value-type="string" calcext:value-type="string">
            <text:p>conditie bij ontvangst</text:p>
          </table:table-cell>
          <table:table-cell table:style-name="ce1" office:value-type="string" calcext:value-type="string">
            <text:p>verificatie</text:p>
          </table:table-cell>
          <table:table-cell table:number-columns-repeated="1010"/>
        </table:table-row>
        <table:table-row table:style-name="ro1">
          <table:table-cell table:style-name="ce2" table:content-validation-name="val1" office:value-type="string" calcext:value-type="string">
            <text:p>Sanosil</text:p>
          </table:table-cell>
          <table:table-cell table:style-name="ce4" table:content-validation-name="val2" office:value-type="string" calcext:value-type="string">
            <text:p>Epredia</text:p>
          </table:table-cell>
          <table:table-cell table:style-name="ce6" office:value-type="float" office:value="12402876" calcext:value-type="float">
            <text:p>12402876</text:p>
          </table:table-cell>
          <table:table-cell table:style-name="ce8" office:value-type="float" office:value="1" calcext:value-type="float">
            <text:p>1</text:p>
          </table:table-cell>
          <table:table-cell table:style-name="ce4" table:number-columns-repeated="2"/>
          <table:table-cell table:style-name="ce10" office:value-type="date" office:date-value="2024-05-06" calcext:value-type="date">
            <text:p>06/05/2024</text:p>
          </table:table-cell>
          <table:table-cell table:style-name="ce12"/>
          <table:table-cell table:style-name="ce14" table:formula="of:=DAYS360([$configuratie.$B$2];[.H2])" office:value-type="float" office:value="-44780" calcext:value-type="float">
            <text:p>-44780</text:p>
          </table:table-cell>
          <table:table-cell table:style-name="ce19"/>
          <table:table-cell table:style-name="ce12"/>
          <table:table-cell table:style-name="ce19"/>
          <table:table-cell table:style-name="ce4" table:content-validation-name="val3" office:value-type="string" calcext:value-type="string">
            <text:p>acceptabel</text:p>
          </table:table-cell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style-name="ce3"/>
          <table:table-cell/>
          <table:table-cell table:style-name="ce3"/>
          <table:table-cell table:style-name="ce11" table:number-columns-repeated="2"/>
          <table:table-cell table:style-name="ce14" table:formula="of:=DAYS360([$configuratie.$B$2];[.H3])" office:value-type="float" office:value="-44780" calcext:value-type="float">
            <text:p>-44780</text:p>
          </table:table-cell>
          <table:table-cell table:style-name="ce20" table:number-columns-repeated="2"/>
          <table:table-cell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style-name="ce3"/>
          <table:table-cell/>
          <table:table-cell table:style-name="ce3"/>
          <table:table-cell table:style-name="ce11" table:number-columns-repeated="2"/>
          <table:table-cell table:style-name="ce15" table:formula="of:=DAYS360([$configuratie.$B$2];[.H4])" office:value-type="float" office:value="-44780" calcext:value-type="float">
            <text:p>-44780</text:p>
          </table:table-cell>
          <table:table-cell table:style-name="ce20" table:number-columns-repeated="2"/>
          <table:table-cell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style-name="ce3"/>
          <table:table-cell/>
          <table:table-cell table:style-name="ce3"/>
          <table:table-cell table:style-name="ce11" table:number-columns-repeated="2"/>
          <table:table-cell table:style-name="ce15" table:formula="of:=DAYS360([$configuratie.$B$2];[.H5])" office:value-type="float" office:value="-44780" calcext:value-type="float">
            <text:p>-44780</text:p>
          </table:table-cell>
          <table:table-cell table:style-name="ce20" table:number-columns-repeated="2"/>
          <table:table-cell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4"/>
          <table:table-cell table:style-name="ce13"/>
          <table:table-cell table:style-name="ce16" table:formula="of:=DAYS360([$configuratie.$B$2];[.H6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7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8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9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0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1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2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3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4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5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6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7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8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9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20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21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22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23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24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25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26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27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28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29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30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31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32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33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34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35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36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37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38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39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40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41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42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43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44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45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46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47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48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49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50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51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52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53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54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55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56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57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58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59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60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61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62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63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64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65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66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67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68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69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70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71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72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73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74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75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76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77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78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79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80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81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82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83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84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85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86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87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88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89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90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91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92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93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94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95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96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97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98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99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00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01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02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03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04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05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06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07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08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09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10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11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12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13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14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15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16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17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18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19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20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21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22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23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24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25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26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27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28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29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30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31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6" table:formula="of:=DAYS360([$configuratie.$B$2];[.H132])" office:value-type="float" office:value="-44780" calcext:value-type="float">
            <text:p>-44780</text:p>
          </table:table-cell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1" table:number-rows-repeated="2868">
          <table:table-cell table:style-name="ce3" table:content-validation-name="val1"/>
          <table:table-cell table:style-name="ce3" table:content-validation-name="val2"/>
          <table:table-cell table:style-name="ce7"/>
          <table:table-cell table:number-columns-repeated="5"/>
          <table:table-cell table:style-name="ce17"/>
          <table:table-cell table:number-columns-repeated="3"/>
          <table:table-cell table:style-name="ce3" table:content-validation-name="val3"/>
          <table:table-cell table:number-columns-repeated="1011"/>
        </table:table-row>
        <table:table-row table:style-name="ro2" table:number-rows-repeated="1045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voorraadbeheer.I2:voorraadbeheer.I3000">
            <calcext:color-scale>
              <calcext:color-scale-entry calcext:value="=-44743" calcext:type="formula" calcext:color="#00ffff"/>
              <calcext:color-scale-entry calcext:value="=0" calcext:type="formula" calcext:color="#ff0000"/>
              <calcext:color-scale-entry calcext:value="=200" calcext:type="formula" calcext:color="#57bb8a"/>
            </calcext:color-scale>
          </calcext:conditional-format>
          <calcext:conditional-format calcext:target-range-address="voorraadbeheer.I2:voorraadbeheer.I3">
            <calcext:condition calcext:apply-style-name="ConditionalStyle_1" calcext:value="formula-is(LEN(TRIM([.I2]))&gt;0)" calcext:base-cell-address="voorraadbeheer.I2"/>
          </calcext:conditional-format>
        </calcext:conditional-formats>
      </table:table>
      <table:table table:name="minimum voorraad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16" table:default-cell-style-name="Default"/>
        <table:table-row table:style-name="ro1">
          <table:table-cell table:style-name="ce21" office:value-type="string" calcext:value-type="string">
            <text:p>naam</text:p>
          </table:table-cell>
          <table:table-cell table:style-name="ce26" office:value-type="string" calcext:value-type="string">
            <text:p>Firma</text:p>
          </table:table-cell>
          <table:table-cell table:style-name="ce27" office:value-type="string" calcext:value-type="string">
            <text:p>actieve voorraad</text:p>
          </table:table-cell>
          <table:table-cell table:style-name="ce27" office:value-type="string" calcext:value-type="string">
            <text:p>minimum voorraad</text:p>
          </table:table-cell>
          <table:table-cell table:number-columns-repeated="2"/>
          <table:table-cell table:style-name="ce25"/>
          <table:table-cell table:style-name="ce30" office:value-type="string" calcext:value-type="string">
            <text:p>aantal producten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2-Propanol, 5L (Isopropylalcohol)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2"/>
          <table:table-cell table:style-name="ce31" table:formula="of:=COUNTA([.A2:.A206])"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Applicatorsticks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Automatenbeker 200 ml, 100st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Biopsie pad blauw, 500 st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Biopsie pad zwart, 500 st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Biopsy bags, 45x30 mm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Cryolab freeze spray, 650 m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DC1 Decalcifier, 2.5 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DC3 Decalcifier, 2.5 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DYMO labelwriter labels 25 x 54 mm, 500 st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Ethanol 96%, 5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Ethanol, 99 %, 5 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Filterpapier kwalitatief, 100 st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Formaldehyde 4%, 20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FSC 22 Clear, 118 ml (cryogel)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HCL 37%, 2.5 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acrostar I geel, 1500 st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acrostar I groen, 1500 st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acrostar I wit, 1500 st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arkeringsvloeistof blauw, 237 m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arkeringsvloeistof geel, 59 m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arkeringsvloeistof groen, 59 m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arkeringsvloeistof rood, 59 m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ethanol Technisch, 5 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icro Twin Cassette, wit, 500 st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icrostar III wit, 500 st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icrotome Blades High Profile, 50 st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icrotome blades type C35, 20 st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onochrome TC1 Black Ribbon, 5000 prints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PAP pen liquid blocker, 1st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Paraffine Normal Qpath zonder DMSO, 2,5 kg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3" office:value-type="string" calcext:value-type="string">
            <text:p>Pasteur-pipet, 3 m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Periodic Acid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Pertex, 500 m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Safety Pads Formaline, 280 x 356 mm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Schiff's reagens, 500 m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Soft Block, 500 m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Surfanios ontsmettingsmiddel, 5 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Swabs st/2pcs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Vuilniszak blauw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Xyleen, 5 L</text:p>
          </table:table-cell>
          <table:table-cell table:style-name="ce25" table:content-validation-name="val4" office:value-type="string" calcext:value-type="string">
            <text:p>VWR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Formaldehyde 4%, 10L</text:p>
          </table:table-cell>
          <table:table-cell table:style-name="ce25" table:content-validation-name="val4" office:value-type="string" calcext:value-type="string">
            <text:p>MLS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Kangoeroezipperzakjes 18 x 25 cm</text:p>
          </table:table-cell>
          <table:table-cell table:style-name="ce25" table:content-validation-name="val4" office:value-type="string" calcext:value-type="string">
            <text:p>MLS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asson's Trichrome kit, Diapath, 100 tests</text:p>
          </table:table-cell>
          <table:table-cell table:style-name="ce25" table:content-validation-name="val4" office:value-type="string" calcext:value-type="string">
            <text:p>MLS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EK Ethanol 99,8% (2%IPA+2%MEK), 5L</text:p>
          </table:table-cell>
          <table:table-cell table:style-name="ce25" table:content-validation-name="val4" office:value-type="string" calcext:value-type="string">
            <text:p>MLS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Perls -Van Gieson kit, Diapath, 100 tests</text:p>
          </table:table-cell>
          <table:table-cell table:style-name="ce25" table:content-validation-name="val4" office:value-type="string" calcext:value-type="string">
            <text:p>MLS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3" office:value-type="string" calcext:value-type="string">
            <text:p>Silver Impregnation, Diapath, 100 tests</text:p>
          </table:table-cell>
          <table:table-cell table:style-name="ce25" table:content-validation-name="val4" office:value-type="string" calcext:value-type="string">
            <text:p>MLS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3" office:value-type="string" calcext:value-type="string">
            <text:p>Supa mega coverslip, 50 x 64 mm, 100 st </text:p>
          </table:table-cell>
          <table:table-cell table:style-name="ce25" table:content-validation-name="val4" office:value-type="string" calcext:value-type="string">
            <text:p>MLS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Supa mega microscope slides, 76 x 52 mm, 100 st</text:p>
          </table:table-cell>
          <table:table-cell table:style-name="ce25" table:content-validation-name="val4" office:value-type="string" calcext:value-type="string">
            <text:p>MLS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Supa mega mothership cassette, 100 st</text:p>
          </table:table-cell>
          <table:table-cell table:style-name="ce25" table:content-validation-name="val4" office:value-type="string" calcext:value-type="string">
            <text:p>MLS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Weigert van Gieson kit, Diapath, 100 tests</text:p>
          </table:table-cell>
          <table:table-cell table:style-name="ce25" table:content-validation-name="val4" office:value-type="string" calcext:value-type="string">
            <text:p>MLS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Vacuüm bag stand-up large, 50 st</text:p>
          </table:table-cell>
          <table:table-cell table:style-name="ce25" table:content-validation-name="val4" office:value-type="string" calcext:value-type="string">
            <text:p>Milestone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Vacuüm bag stand-up small, 50 st</text:p>
          </table:table-cell>
          <table:table-cell table:style-name="ce25" table:content-validation-name="val4" office:value-type="string" calcext:value-type="string">
            <text:p>Milestone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Eosin Y, 5L</text:p>
          </table:table-cell>
          <table:table-cell table:style-name="ce25" table:content-validation-name="val4" office:value-type="string" calcext:value-type="string">
            <text:p>Leica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Securline lab marker II pen black, 10 st</text:p>
          </table:table-cell>
          <table:table-cell table:style-name="ce25" table:content-validation-name="val4" office:value-type="string" calcext:value-type="string">
            <text:p>Leica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Alcian Blue pH2,5 PAS acc. Mowry, 100 tests</text:p>
          </table:table-cell>
          <table:table-cell table:style-name="ce25" table:content-validation-name="val4" office:value-type="string" calcext:value-type="string">
            <text:p>IMP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Dekglas 24 x 50 mm, Menzel-gläser, 100 st</text:p>
          </table:table-cell>
          <table:table-cell table:style-name="ce25" table:content-validation-name="val4" office:value-type="string" calcext:value-type="string">
            <text:p>IMP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icroscoopglaasjes Menzelgläzer, 50 st</text:p>
          </table:table-cell>
          <table:table-cell table:style-name="ce25" table:content-validation-name="val4" office:value-type="string" calcext:value-type="string">
            <text:p>IMP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icroscoopglaasjes Superfrost Plus, 72 st</text:p>
          </table:table-cell>
          <table:table-cell table:style-name="ce25" table:content-validation-name="val4" office:value-type="string" calcext:value-type="string">
            <text:p>IMP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3" office:value-type="string" calcext:value-type="string">
            <text:p>Bluing Solution, 4 L</text:p>
          </table:table-cell>
          <table:table-cell table:style-name="ce25" table:content-validation-name="val4" office:value-type="string" calcext:value-type="string">
            <text:p>Hologic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Cytolyt Solution, 30 ml, 20 st</text:p>
          </table:table-cell>
          <table:table-cell table:style-name="ce25" table:content-validation-name="val4" office:value-type="string" calcext:value-type="string">
            <text:p>Hologic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Cytolyt Solution, 946 ml</text:p>
          </table:table-cell>
          <table:table-cell table:style-name="ce25" table:content-validation-name="val4" office:value-type="string" calcext:value-type="string">
            <text:p>Hologic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EA Solution, 4 L</text:p>
          </table:table-cell>
          <table:table-cell table:style-name="ce25" table:content-validation-name="val4" office:value-type="string" calcext:value-type="string">
            <text:p>Hologic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Microscope Slides PAP ThinPrep, 100 st</text:p>
          </table:table-cell>
          <table:table-cell table:style-name="ce25" table:content-validation-name="val4" office:value-type="string" calcext:value-type="string">
            <text:p>Hologic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Non Gyn Filters ThinPrep, 100 st</text:p>
          </table:table-cell>
          <table:table-cell table:style-name="ce25" table:content-validation-name="val4" office:value-type="string" calcext:value-type="string">
            <text:p>Hologic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Non-Gyn. Microscope Slides ThinPrep, 100 st</text:p>
          </table:table-cell>
          <table:table-cell table:style-name="ce25" table:content-validation-name="val4" office:value-type="string" calcext:value-type="string">
            <text:p>Hologic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Nuclear Stain Solution, 4 L</text:p>
          </table:table-cell>
          <table:table-cell table:style-name="ce25" table:content-validation-name="val4" office:value-type="string" calcext:value-type="string">
            <text:p>Hologic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Orange Solution, 4 L</text:p>
          </table:table-cell>
          <table:table-cell table:style-name="ce25" table:content-validation-name="val4" office:value-type="string" calcext:value-type="string">
            <text:p>Hologic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PAP Test Filters, 100 st</text:p>
          </table:table-cell>
          <table:table-cell table:style-name="ce25" table:content-validation-name="val4" office:value-type="string" calcext:value-type="string">
            <text:p>Hologic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PAP Test Preservcyt Solution, 20 ml, 25 st</text:p>
          </table:table-cell>
          <table:table-cell table:style-name="ce25" table:content-validation-name="val4" office:value-type="string" calcext:value-type="string">
            <text:p>Hologic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Rinse Solution , 4 L</text:p>
          </table:table-cell>
          <table:table-cell table:style-name="ce25" table:content-validation-name="val4" office:value-type="string" calcext:value-type="string">
            <text:p>Hologic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Rovers Cervix Brush, 25 st</text:p>
          </table:table-cell>
          <table:table-cell table:style-name="ce25" table:content-validation-name="val4" office:value-type="string" calcext:value-type="string">
            <text:p>Hologic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3" office:value-type="string" calcext:value-type="string">
            <text:p>ThinPrep Preservcyt Solution 20 ml, 25 st</text:p>
          </table:table-cell>
          <table:table-cell table:style-name="ce25" table:content-validation-name="val4" office:value-type="string" calcext:value-type="string">
            <text:p>Hologic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Hematoxylin solution acc. To GILL II, 2,5 L</text:p>
          </table:table-cell>
          <table:table-cell table:style-name="ce25" table:content-validation-name="val4" office:value-type="string" calcext:value-type="string">
            <text:p>FIERS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Aanvraagformulieren cervixcytologie, 100 st</text:p>
          </table:table-cell>
          <table:table-cell table:style-name="ce25" table:content-validation-name="val4" office:value-type="string" calcext:value-type="string">
            <text:p>Drukkerij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Aanvraagformulieren Dermapathologie, 100 st</text:p>
          </table:table-cell>
          <table:table-cell table:style-name="ce25" table:content-validation-name="val4" office:value-type="string" calcext:value-type="string">
            <text:p>Drukkerij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Aanvraagformulieren Mammapathologie, 100 st</text:p>
          </table:table-cell>
          <table:table-cell table:style-name="ce25" table:content-validation-name="val4" office:value-type="string" calcext:value-type="string">
            <text:p>Drukkerij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Aanvraagformulieren pathologie, 100 st</text:p>
          </table:table-cell>
          <table:table-cell table:style-name="ce25" table:content-validation-name="val4" office:value-type="string" calcext:value-type="string">
            <text:p>Drukkerij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Polyclonal Rabbit Anti-Human C3c/FITC</text:p>
          </table:table-cell>
          <table:table-cell table:style-name="ce25" table:content-validation-name="val4" office:value-type="string" calcext:value-type="string">
            <text:p>Dako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Polyclonal Rabbit Anti-Human IgA/FITC</text:p>
          </table:table-cell>
          <table:table-cell table:style-name="ce25" table:content-validation-name="val4" office:value-type="string" calcext:value-type="string">
            <text:p>Dako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Polyclonal Rabbit Anti-Human IgG/FITC</text:p>
          </table:table-cell>
          <table:table-cell table:style-name="ce25" table:content-validation-name="val4" office:value-type="string" calcext:value-type="string">
            <text:p>Dako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Polyclonal Rabbit Anti-Human IgM/FITC</text:p>
          </table:table-cell>
          <table:table-cell table:style-name="ce25" table:content-validation-name="val4" office:value-type="string" calcext:value-type="string">
            <text:p>Dako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Disolol (Eth. 98% (1%MEK + 1%IPA), 5L</text:p>
          </table:table-cell>
          <table:table-cell table:style-name="ce25" table:content-validation-name="val4" office:value-type="string" calcext:value-type="string">
            <text:p>Brunschwig Chemie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Handschoen Advanced Nitril Medium, 150 st</text:p>
          </table:table-cell>
          <table:table-cell table:style-name="ce25" table:content-validation-name="val4" office:value-type="string" calcext:value-type="string">
            <text:p>Arseus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Handschoen Advanced Nitril Small, 150st</text:p>
          </table:table-cell>
          <table:table-cell table:style-name="ce25" table:content-validation-name="val4" office:value-type="string" calcext:value-type="string">
            <text:p>Arseus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Afwasmiddel</text:p>
          </table:table-cell>
          <table:table-cell table:style-name="ce25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Bistourimesje nr 24, steriel, 100st</text:p>
          </table:table-cell>
          <table:table-cell table:style-name="ce25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Bleekwater, 2L</text:p>
          </table:table-cell>
          <table:table-cell table:style-name="ce25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Hostess handdoekjes natura 6810, 1 pak</text:p>
          </table:table-cell>
          <table:table-cell table:style-name="ce25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HP 940 XL Cyaan Officejet Inktcartridge</text:p>
          </table:table-cell>
          <table:table-cell table:style-name="ce25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HP 940 XL Geel Officejet Inktcartridge</text:p>
          </table:table-cell>
          <table:table-cell table:style-name="ce25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HP 940 XL Magenta Officejet Inktcartridge</text:p>
          </table:table-cell>
          <table:table-cell table:style-name="ce25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HP 940 XL Zwart Officejet Inktcartridge</text:p>
          </table:table-cell>
          <table:table-cell table:style-name="ce25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Kleenex, 1 doos</text:p>
          </table:table-cell>
          <table:table-cell table:style-name="ce25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Omslag + luchtkussen 18x26 cm</text:p>
          </table:table-cell>
          <table:table-cell table:style-name="ce25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Omslag wit 114x229+venster AZ ZENO met strip</text:p>
          </table:table-cell>
          <table:table-cell table:style-name="ce25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Oost-Indische inkt Pelikan 17 zwart, 1L</text:p>
          </table:table-cell>
          <table:table-cell table:style-name="ce25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Papier A4 wit 80 gr. HP-CHP210, 2500 st</text:p>
          </table:table-cell>
          <table:table-cell table:style-name="ce25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Post-it blok 76 x 76 mm</text:p>
          </table:table-cell>
          <table:table-cell table:style-name="ce25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WIVA vat, 60L</text:p>
          </table:table-cell>
          <table:table-cell table:style-name="ce25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Zelfklevende etiketten, 38,1 x 21,2 mm, A4, 100st </text:p>
          </table:table-cell>
          <table:table-cell table:style-name="ce25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2" office:value-type="string" calcext:value-type="string">
            <text:p>Zelfklevende etiketten, 48 x 20 mm, A4, 100st</text:p>
          </table:table-cell>
          <table:table-cell table:style-name="ce25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24" office:value-type="string" calcext:value-type="string">
            <text:p>Sanosil</text:p>
          </table:table-cell>
          <table:table-cell table:style-name="ce2" table:content-validation-name="val4" office:value-type="string" calcext:value-type="string">
            <text:p>Aankoopdienst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5" table:number-columns-repeated="3"/>
          <table:table-cell table:number-columns-repeated="1016"/>
        </table:table-row>
        <table:table-row table:style-name="ro1" table:number-rows-repeated="998">
          <table:table-cell table:style-name="ce25"/>
          <table:table-cell table:style-name="ce25" table:content-validation-name="val4"/>
          <table:table-cell table:style-name="ce25" table:number-columns-repeated="2"/>
          <table:table-cell/>
          <table:table-cell table:style-name="ce25" table:number-columns-repeated="3"/>
          <table:table-cell table:number-columns-repeated="1016"/>
        </table:table-row>
        <table:table-row table:style-name="ro2" table:number-rows-repeated="1047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 bestellen" table:style-name="ta3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2" table:number-columns-repeated="1015" table:default-cell-style-name="Default"/>
        <table:table-row table:style-name="ro1">
          <table:table-cell table:style-name="ce30" office:value-type="string" calcext:value-type="string">
            <text:p>datum minimum overschreden</text:p>
          </table:table-cell>
          <table:table-cell table:style-name="ce30" office:value-type="string" calcext:value-type="string">
            <text:p>naam</text:p>
          </table:table-cell>
          <table:table-cell table:style-name="ce30" office:value-type="string" calcext:value-type="string">
            <text:p>Firma</text:p>
          </table:table-cell>
          <table:table-cell table:style-name="ce30" office:value-type="string" calcext:value-type="string">
            <text:p>actieve voorraad</text:p>
          </table:table-cell>
          <table:table-cell table:style-name="ce30" office:value-type="string" calcext:value-type="string">
            <text:p>Besteld?</text:p>
          </table:table-cell>
          <table:table-cell table:style-name="ce30"/>
          <table:table-cell table:number-columns-repeated="1018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table:content-validation-name="val5"/>
          <table:table-cell/>
          <table:table-cell table:style-name="ce25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898">
          <table:table-cell table:number-columns-repeated="2"/>
          <table:table-cell table:style-name="ce3" table:content-validation-name="val5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steld" table:style-name="ta4"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1016" table:default-cell-style-name="Default"/>
        <table:table-row table:style-name="ro1">
          <table:table-cell table:style-name="ce30" office:value-type="string" calcext:value-type="string">
            <text:p>datum minimum voorraad overschreden</text:p>
          </table:table-cell>
          <table:table-cell table:style-name="ce30" office:value-type="string" calcext:value-type="string">
            <text:p>naam</text:p>
          </table:table-cell>
          <table:table-cell table:style-name="ce30" office:value-type="string" calcext:value-type="string">
            <text:p>Firma</text:p>
          </table:table-cell>
          <table:table-cell table:style-name="ce30" office:value-type="string" calcext:value-type="string">
            <text:p>actieve voorraad</text:p>
          </table:table-cell>
          <table:table-cell table:style-name="ce30" office:value-type="string" calcext:value-type="string">
            <text:p>datum van bestelling</text:p>
          </table:table-cell>
          <table:table-cell table:style-name="ce30" office:value-type="string" calcext:value-type="string">
            <text:p>toegekomen?</text:p>
          </table:table-cell>
          <table:table-cell table:style-name="ce30" table:number-columns-repeated="2"/>
          <table:table-cell table:number-columns-repeated="1016"/>
        </table:table-row>
        <table:table-row table:style-name="ro1">
          <table:table-cell table:style-name="ce32"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25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25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25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25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25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25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25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25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25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25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25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25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3"/>
          <table:table-cell table:number-columns-repeated="1018"/>
        </table:table-row>
        <table:table-row table:style-name="ro1">
          <table:table-cell/>
          <table:table-cell table:style-name="ce3" table:content-validation-name="val6"/>
          <table:table-cell table:style-name="ce3" table:content-validation-name="val7"/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 table:style-name="ce32"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3"/>
          <table:table-cell table:number-columns-repeated="1018"/>
        </table:table-row>
        <table:table-row table:style-name="ro1">
          <table:table-cell table:style-name="ce32"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25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style-name="ce32"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3"/>
          <table:table-cell table:number-columns-repeated="1018"/>
        </table:table-row>
        <table:table-row table:style-name="ro1" table:number-rows-repeated="4">
          <table:table-cell/>
          <table:table-cell table:style-name="ce3" table:content-validation-name="val6"/>
          <table:table-cell table:style-name="ce3" table:content-validation-name="val7"/>
          <table:table-cell table:number-columns-repeated="2"/>
          <table:table-cell table:style-name="ce3"/>
          <table:table-cell table:number-columns-repeated="1018"/>
        </table:table-row>
        <table:table-row table:style-name="ro1" table:number-rows-repeated="5">
          <table:table-cell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3"/>
          <table:table-cell table:number-columns-repeated="1018"/>
        </table:table-row>
        <table:table-row table:style-name="ro1">
          <table:table-cell/>
          <table:table-cell table:style-name="ce3" table:content-validation-name="val6"/>
          <table:table-cell table:style-name="ce3" table:content-validation-name="val7"/>
          <table:table-cell table:number-columns-repeated="2"/>
          <table:table-cell table:style-name="ce3"/>
          <table:table-cell table:number-columns-repeated="1018"/>
        </table:table-row>
        <table:table-row table:style-name="ro1" table:number-rows-repeated="2">
          <table:table-cell table:style-name="ce32"/>
          <table:table-cell table:style-name="ce3" table:content-validation-name="val6"/>
          <table:table-cell table:style-name="ce3" table:content-validation-name="val7"/>
          <table:table-cell table:number-columns-repeated="2"/>
          <table:table-cell table:style-name="ce3"/>
          <table:table-cell table:number-columns-repeated="1018"/>
        </table:table-row>
        <table:table-row table:style-name="ro1">
          <table:table-cell/>
          <table:table-cell table:style-name="ce3" table:content-validation-name="val6"/>
          <table:table-cell table:style-name="ce3" table:content-validation-name="val7"/>
          <table:table-cell/>
          <table:table-cell table:style-name="ce32"/>
          <table:table-cell table:style-name="ce3"/>
          <table:table-cell table:number-columns-repeated="1018"/>
        </table:table-row>
        <table:table-row table:style-name="ro1" table:number-rows-repeated="2">
          <table:table-cell/>
          <table:table-cell table:style-name="ce3" table:content-validation-name="val6"/>
          <table:table-cell table:style-name="ce3" table:content-validation-name="val7"/>
          <table:table-cell table:number-columns-repeated="2"/>
          <table:table-cell table:style-name="ce3"/>
          <table:table-cell table:number-columns-repeated="1018"/>
        </table:table-row>
        <table:table-row table:style-name="ro1" table:number-rows-repeated="66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/>
          <table:table-cell table:style-name="ce3"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85">
          <table:table-cell/>
          <table:table-cell table:style-name="ce25" table:content-validation-name="val6"/>
          <table:table-cell table:style-name="ce25" table:content-validation-name="val7"/>
          <table:table-cell table:style-name="ce25"/>
          <table:table-cell table:number-columns-repeated="1020"/>
        </table:table-row>
        <table:table-row table:style-name="ro2" table:number-rows-repeated="10473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gebruikte reagentia" table:style-name="ta5">
        <table:table-column table:style-name="co20" table:default-cell-style-name="Default"/>
        <table:table-column table:style-name="co2" table:number-columns-repeated="1023" table:default-cell-style-name="Default"/>
        <table:table-row table:style-name="ro1">
          <table:table-cell table:style-name="ce33" office:value-type="string" calcext:value-type="string">
            <text:p>identificatie van het reagens</text:p>
          </table:table-cell>
          <table:table-cell table:style-name="ce34" office:value-type="string" calcext:value-type="string">
            <text:p>fabrikant</text:p>
          </table:table-cell>
          <table:table-cell table:style-name="ce34" office:value-type="string" calcext:value-type="string">
            <text:p>lotnummer</text:p>
          </table:table-cell>
          <table:table-cell table:style-name="ce34" office:value-type="string" calcext:value-type="string">
            <text:p>hoeveelheid besteld</text:p>
          </table:table-cell>
          <table:table-cell table:style-name="ce34" office:value-type="string" calcext:value-type="string">
            <text:p>hoeveelheid in gebruik</text:p>
          </table:table-cell>
          <table:table-cell table:style-name="ce34" office:value-type="string" calcext:value-type="string">
            <text:p>hoeveelheid opgebruikt</text:p>
          </table:table-cell>
          <table:table-cell table:style-name="ce35" office:value-type="string" calcext:value-type="string">
            <text:p>ontvangstdatum</text:p>
          </table:table-cell>
          <table:table-cell table:style-name="ce35" office:value-type="string" calcext:value-type="string">
            <text:p>houdbaarheidsdatum</text:p>
          </table:table-cell>
          <table:table-cell table:style-name="ce34" office:value-type="string" calcext:value-type="string">
            <text:p>alarm</text:p>
          </table:table-cell>
          <table:table-cell table:style-name="ce36" office:value-type="string" calcext:value-type="string">
            <text:p>ingebruikname</text:p>
          </table:table-cell>
          <table:table-cell table:style-name="ce35" office:value-type="string" calcext:value-type="string">
            <text:p>opgebruikt</text:p>
          </table:table-cell>
          <table:table-cell table:style-name="ce36" office:value-type="string" calcext:value-type="string">
            <text:p>buiten gebruik</text:p>
          </table:table-cell>
          <table:table-cell table:style-name="ce34" table:content-validation-name="val8" office:value-type="string" calcext:value-type="string">
            <text:p>conditie bij ontvangst</text:p>
          </table:table-cell>
          <table:table-cell table:style-name="ce34" office:value-type="string" calcext:value-type="string">
            <text:p>instructies van de fabrikant</text:p>
          </table:table-cell>
          <table:table-cell table:style-name="ce34" office:value-type="string" calcext:value-type="string">
            <text:p>verificatie</text:p>
          </table:table-cell>
          <table:table-cell table:number-columns-repeated="100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vallen reagentia" table:style-name="ta6">
        <table:table-column table:style-name="co21" table:default-cell-style-name="Default"/>
        <table:table-column table:style-name="co2" table:number-columns-repeated="13" table:default-cell-style-name="Default"/>
        <table:table-column table:style-name="co22" table:default-cell-style-name="Default"/>
        <table:table-column table:style-name="co2" table:number-columns-repeated="1009" table:default-cell-style-name="Default"/>
        <table:table-row table:style-name="ro1">
          <table:table-cell table:style-name="ce37" office:value-type="string" calcext:value-type="string">
            <text:p>identificatie van het reagens</text:p>
          </table:table-cell>
          <table:table-cell table:style-name="ce38" office:value-type="string" calcext:value-type="string">
            <text:p>fabrikant</text:p>
          </table:table-cell>
          <table:table-cell table:style-name="ce38" office:value-type="string" calcext:value-type="string">
            <text:p>lotnummer</text:p>
          </table:table-cell>
          <table:table-cell table:style-name="ce38" office:value-type="string" calcext:value-type="string">
            <text:p>hoeveelheid besteld</text:p>
          </table:table-cell>
          <table:table-cell table:style-name="ce38" office:value-type="string" calcext:value-type="string">
            <text:p>hoeveelheid in gebruik</text:p>
          </table:table-cell>
          <table:table-cell table:style-name="ce38" office:value-type="string" calcext:value-type="string">
            <text:p>hoeveelheid opgebruikt</text:p>
          </table:table-cell>
          <table:table-cell table:style-name="ce38" office:value-type="string" calcext:value-type="string">
            <text:p>ontvangstdatum</text:p>
          </table:table-cell>
          <table:table-cell table:style-name="ce38" office:value-type="string" calcext:value-type="string">
            <text:p>houdbaarheidsdatum</text:p>
          </table:table-cell>
          <table:table-cell table:style-name="ce38" office:value-type="string" calcext:value-type="string">
            <text:p>alarm</text:p>
          </table:table-cell>
          <table:table-cell table:style-name="ce38" office:value-type="string" calcext:value-type="string">
            <text:p>ingebruikname</text:p>
          </table:table-cell>
          <table:table-cell table:style-name="ce38" office:value-type="string" calcext:value-type="string">
            <text:p>opgebruikt</text:p>
          </table:table-cell>
          <table:table-cell table:style-name="ce38" office:value-type="string" calcext:value-type="string">
            <text:p>buiten gebruik</text:p>
          </table:table-cell>
          <table:table-cell table:style-name="ce38" table:content-validation-name="val9" office:value-type="string" calcext:value-type="string">
            <text:p>conditie bij ontvangst</text:p>
          </table:table-cell>
          <table:table-cell table:style-name="ce38" office:value-type="string" calcext:value-type="string">
            <text:p>instructies van de fabrikant</text:p>
          </table:table-cell>
          <table:table-cell table:style-name="ce38" office:value-type="string" calcext:value-type="string">
            <text:p>registraties die de initiële geschiktheid voor gebruik van het reagens of verbruiksartikel bevestigen</text:p>
          </table:table-cell>
          <table:table-cell table:number-columns-repeated="1009"/>
        </table:table-row>
        <table:table-row table:style-name="ro1" table:number-rows-repeated="5">
          <table:table-cell table:number-columns-repeated="13"/>
          <table:table-cell table:style-name="ce25"/>
          <table:table-cell table:number-columns-repeated="101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istieken" table:style-name="ta7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017" table:default-cell-style-name="Default"/>
        <table:table-row table:style-name="ro1">
          <table:table-cell table:style-name="ce39" office:value-type="string" calcext:value-type="string">
            <text:p>datum minimum voorraad overschreden</text:p>
          </table:table-cell>
          <table:table-cell table:style-name="ce30" office:value-type="string" calcext:value-type="string">
            <text:p>naam</text:p>
          </table:table-cell>
          <table:table-cell table:style-name="ce40" office:value-type="string" calcext:value-type="string">
            <text:p>Firma</text:p>
          </table:table-cell>
          <table:table-cell table:style-name="ce40" office:value-type="string" calcext:value-type="string">
            <text:p>voorraad voor toekomen</text:p>
          </table:table-cell>
          <table:table-cell table:style-name="ce39" office:value-type="string" calcext:value-type="string">
            <text:p>datum van bestelling</text:p>
          </table:table-cell>
          <table:table-cell table:style-name="ce30" office:value-type="string" calcext:value-type="string">
            <text:p>datum toegekomen</text:p>
          </table:table-cell>
          <table:table-cell table:style-name="ce30"/>
          <table:table-cell table:number-columns-repeated="1017"/>
        </table:table-row>
        <table:table-row table:style-name="ro1" table:number-rows-repeated="998">
          <table:table-cell table:style-name="ce11"/>
          <table:table-cell table:number-columns-repeated="3"/>
          <table:table-cell table:style-name="ce11"/>
          <table:table-cell table:number-columns-repeated="1019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uratie" table:style-name="ta8"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number-columns-repeated="1019" table:default-cell-style-name="Default"/>
        <table:table-row table:style-name="ro3">
          <table:table-cell table:style-name="ce41" office:value-type="string" calcext:value-type="string" table:number-columns-spanned="4" table:number-rows-spanned="1">
            <text:p>The info on this page is used for the script and the functions of this google sheets document.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42" office:value-type="string" calcext:value-type="string">
            <text:p>vandaag:</text:p>
          </table:table-cell>
          <table:table-cell table:style-name="ce50" table:formula="of:=TODAY()" office:value-type="date" office:date-value="2024-05-20" calcext:value-type="date">
            <text:p>20/05/202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43" office:value-type="string" calcext:value-type="string">
            <text:p>item selection:</text:p>
          </table:table-cell>
          <table:table-cell table:style-name="ce51" table:content-validation-name="val10" office:value-type="string" calcext:value-type="string">
            <text:p>Applicatorsticks</text:p>
          </table:table-cell>
          <table:table-cell table:number-columns-repeated="1022"/>
        </table:table-row>
        <table:table-row table:style-name="ro1" table:number-rows-repeated="2">
          <table:table-cell table:style-name="ce44"/>
          <table:table-cell table:number-columns-repeated="1023"/>
        </table:table-row>
        <table:table-row table:style-name="ro1">
          <table:table-cell table:style-name="ce45" office:value-type="string" calcext:value-type="string">
            <text:p>Functie e-mailadressen</text:p>
          </table:table-cell>
          <table:table-cell table:style-name="ce52" office:value-type="string" calcext:value-type="string" table:number-columns-spanned="4" table:number-rows-spanned="1">
            <text:p>Voer een nieuw e-mailadres in, in de meest linkse lege cell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46" office:value-type="string" calcext:value-type="string">
            <text:p>E-mailadressen waar een melding van vervallen producten naar toe gezonden worden</text:p>
          </table:table-cell>
          <table:table-cell table:style-name="ce53" office:value-type="string" calcext:value-type="string">
            <text:p><text:a xlink:href="http://email.adress.com" xlink:type="simple">email.adress.com</text:a></text:p>
          </table:table-cell>
          <table:table-cell table:style-name="ce54"/>
          <table:table-cell table:style-name="ce55" table:number-columns-repeated="2"/>
          <table:table-cell table:number-columns-repeated="1019"/>
        </table:table-row>
        <table:table-row table:style-name="ro1">
          <table:table-cell table:style-name="ce47" office:value-type="string" calcext:value-type="string">
            <text:p>E-mailadressen waar een waarschuwing voor bijna vervallen producten naar toe gezonden wordt. (14 dagen voor het verval van het product)</text:p>
          </table:table-cell>
          <table:table-cell table:style-name="ce53" office:value-type="string" calcext:value-type="string">
            <text:p><text:a xlink:href="http://email.adress.com" xlink:type="simple">email.adress.com</text:a></text:p>
          </table:table-cell>
          <table:table-cell table:style-name="ce54"/>
          <table:table-cell table:style-name="ce55" table:number-columns-repeated="2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44"/>
          <table:table-cell table:number-columns-repeated="1023"/>
        </table:table-row>
        <table:table-row table:style-name="ro1">
          <table:table-cell table:style-name="ce48" office:value-type="string" calcext:value-type="string">
            <text:p>lijst met firma's</text:p>
          </table:table-cell>
          <table:table-cell table:style-name="ce48" office:value-type="string" calcext:value-type="string">
            <text:p>gemiddelde besteltijd ( in dagen)</text:p>
          </table:table-cell>
          <table:table-cell table:style-name="ce48" office:value-type="string" calcext:value-type="string">
            <text:p>aantal bestellinge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WR</text:p>
          </table:table-cell>
          <table:table-cell table:style-name="ce25" table:formula="of:=#NUM!" office:value-type="string" office:string-value="" calcext:value-type="error">
            <text:p>#NUM!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logic</text:p>
          </table:table-cell>
          <table:table-cell table:style-name="ce25" table:formula="of:=#NUM!" office:value-type="string" office:string-value="" calcext:value-type="error">
            <text:p>#NUM!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ankoopdienst</text:p>
          </table:table-cell>
          <table:table-cell table:style-name="ce25" table:formula="of:=#NUM!" office:value-type="string" office:string-value="" calcext:value-type="error">
            <text:p>#NUM!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ica</text:p>
          </table:table-cell>
          <table:table-cell table:style-name="ce25" table:formula="of:=#NUM!" office:value-type="string" office:string-value="" calcext:value-type="error">
            <text:p>#NUM!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gazijn</text:p>
          </table:table-cell>
          <table:table-cell table:style-name="ce25" table:formula="of:=#NUM!" office:value-type="string" office:string-value="" calcext:value-type="error">
            <text:p>#NUM!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MP</text:p>
          </table:table-cell>
          <table:table-cell table:style-name="ce25" table:formula="of:=#NUM!" office:value-type="string" office:string-value="" calcext:value-type="error">
            <text:p>#NUM!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LS</text:p>
          </table:table-cell>
          <table:table-cell table:style-name="ce25" table:formula="of:=#NUM!" office:value-type="string" office:string-value="" calcext:value-type="error">
            <text:p>#NUM!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ako</text:p>
          </table:table-cell>
          <table:table-cell table:style-name="ce25" table:formula="of:=#NUM!" office:value-type="string" office:string-value="" calcext:value-type="error">
            <text:p>#NUM!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rukkerij</text:p>
          </table:table-cell>
          <table:table-cell table:style-name="ce25" table:formula="of:=#NUM!" office:value-type="string" office:string-value="" calcext:value-type="error">
            <text:p>#NUM!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IERS</text:p>
          </table:table-cell>
          <table:table-cell table:style-name="ce25" table:formula="of:=#NUM!" office:value-type="string" office:string-value="" calcext:value-type="error">
            <text:p>#NUM!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B office</text:p>
          </table:table-cell>
          <table:table-cell table:style-name="ce25" table:formula="of:=#NUM!" office:value-type="string" office:string-value="" calcext:value-type="error">
            <text:p>#NUM!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Printshop</text:p>
          </table:table-cell>
          <table:table-cell table:style-name="ce25" table:formula="of:=#NUM!" office:value-type="string" office:string-value="" calcext:value-type="error">
            <text:p>#NUM!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unschwig Chemie</text:p>
          </table:table-cell>
          <table:table-cell table:style-name="ce25" table:formula="of:=#NUM!" office:value-type="string" office:string-value="" calcext:value-type="error">
            <text:p>#NUM!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Sakura</text:p>
          </table:table-cell>
          <table:table-cell table:style-name="ce25" table:formula="of:=#NUM!" office:value-type="string" office:string-value="" calcext:value-type="error">
            <text:p>#NUM!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Arseus</text:p>
          </table:table-cell>
          <table:table-cell table:style-name="ce25" table:formula="of:=#NUM!" office:value-type="string" office:string-value="" calcext:value-type="error">
            <text:p>#NUM!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Milestone</text:p>
          </table:table-cell>
          <table:table-cell table:style-name="ce25" table:formula="of:=#NUM!" office:value-type="string" office:string-value="" calcext:value-type="error">
            <text:p>#NUM!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Epredia</text:p>
          </table:table-cell>
          <table:table-cell table:style-name="ce25" table:formula="of:=#NUM!" office:value-type="string" office:string-value="" calcext:value-type="error">
            <text:p>#NUM!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arrapporten" table:style-name="ta9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21" office:value-type="string" calcext:value-type="string">
            <text:p>naam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DC1 Decalcifier, 2.5 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Biopsy bags, 45x30 mm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Applicatorsticks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Biopsie pad blauw, 5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Biopsie pad zwart, 5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Ethanol 96%, 5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2-Propanol, 5L (Isopropylalcohol)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Cytolyt Solution, 946 m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Nuclear Stain Solution, 4 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Cytolyt Solution, 30 ml, 2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Zelfklevende etiketten, 38,1 x 21,2 mm, A4, 100st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Zelfklevende etiketten, 48 x 20 mm, A4, 100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Papier A4 wit 80 gr. HP-CHP210, 25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Post-it blok 76 x 76 mm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WIVA vat, 60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Kleenex, 1 doos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Omslag + luchtkussen 18x26 cm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Omslag wit 114x229+venster AZ ZENO met strip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Oost-Indische inkt Pelikan 17 zwart, 1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arkeringsvloeistof blauw, 237 m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arkeringsvloeistof geel, 59 m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PAP Test Preservcyt Solution, 20 ml, 25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Polyclonal Rabbit Anti-Human IgA/FITC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Non-Gyn. Microscope Slides ThinPrep, 1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PAP Test Filters, 1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ThinPrep Preservcyt Solution 20 ml, 25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Non Gyn Filters ThinPrep, 1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Rovers Cervix Brush, 25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Hematoxylin solution acc. To GILL II, 2,5 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Disolol (Eth. 98% (1%MEK + 1%IPA), 5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Polyclonal Rabbit Anti-Human C3c/FITC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Polyclonal Rabbit Anti-Human IgG/FITC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Polyclonal Rabbit Anti-Human IgM/FITC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Aanvraagformulieren cervixcytologie, 1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Aanvraagformulieren Dermapathologie, 1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Aanvraagformulieren Mammapathologie, 1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Aanvraagformulieren pathologie, 1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Bleekwater, 2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Alcian Blue pH2,5 PAS acc. Mowry, 100 tests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Dekglas 24 x 50 mm, Menzel-gläser, 1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icroscoopglaasjes Superfrost Plus, 72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icroscoopglaasjes Menzelgläzer, 5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Securline lab marker II pen black, 1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Eosin Y, 5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Rinse Solution , 4 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EA Solution, 4 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Orange Solution, 4 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Bluing Solution, 4 L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Microscope Slides PAP ThinPrep, 100 st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Afwasmidde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Bistourimesje nr 24, steriel, 100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Handschoen Advanced Nitril Medium, 15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Handschoen Advanced Nitril Small, 150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Hostess handdoekjes natura 6810, 1 pak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HP 940 XL Cyaan Officejet Inktcartridge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HP 940 XL Geel Officejet Inktcartridge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HP 940 XL Magenta Officejet Inktcartridge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HP 940 XL Zwart Officejet Inktcartridge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Formaldehyde 4%, 20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Xyleen, 5 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Soft Block, 500 m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Swabs st/2pcs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Masson's Trichrome kit, Diapath, 100 tests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Perls -Van Gieson kit, Diapath, 100 tests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Silver Impregnation, Diapath, 100 tests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Weigert van Gieson kit, Diapath, 100 tests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Ethanol, 99 %, 5 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EK Ethanol 99,8% (2%IPA+2%MEK), 5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Vuilniszak blauw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Periodic Aci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Vacuüm bag stand-up large, 5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Vacuüm bag stand-up small, 5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Formaldehyde 4%, 10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Kangoeroezipperzakjes 18 x 25 cm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Pasteur-pipet, 3 ml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Supa mega coverslip, 50 x 64 mm, 100 st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Supa mega microscope slides, 76 x 52 mm, 1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Supa mega mothership cassette, 1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onochrome TC1 Black Ribbon, 5000 prints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icro Twin Cassette, wit, 5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Filterpapier kwalitatief, 1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HCL 37%, 2.5 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acrostar I geel, 15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acrostar I groen, 15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acrostar I wit, 15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ethanol Technisch, 5 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icrostar III wit, 5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icrotome Blades High Profile, 5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icrotome blades type C35, 2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FSC 22 Clear, 118 ml (cryogel)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PAP pen liquid blocker, 1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Paraffine Normal Qpath zonder DMSO, 2,5 kg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Pertex, 500 m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Safety Pads Formaline, 280 x 356 mm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Schiff's reagens, 500 m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Surfanios ontsmettingsmiddel, 5 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arkeringsvloeistof groen, 59 m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arkeringsvloeistof rood, 59 m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Automatenbeker 200 ml, 100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DYMO labelwriter labels 25 x 54 mm, 50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Cryolab freeze spray, 650 m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DC3 Decalcifier, 2.5 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Cellient Rapid Cell Block, 50 s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Microfilter cryostaat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Grove filters cryostaat</text:p>
          </table:table-cell>
          <table:table-cell table:number-columns-repeated="1023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besteldActieveVoorraad" table:base-cell-address="$voorraadbeheer.$A$1" table:cell-range-address="$besteld.$D$2"/>
        <table:named-range table:name="besteldDatumBestelling" table:base-cell-address="$voorraadbeheer.$A$1" table:cell-range-address="$besteld.$E$2"/>
        <table:named-range table:name="besteldDatumMinimum" table:base-cell-address="$voorraadbeheer.$A$1" table:cell-range-address="$besteld.$A$2"/>
        <table:named-range table:name="besteldFirma" table:base-cell-address="$voorraadbeheer.$A$1" table:cell-range-address="$besteld.$C$2"/>
        <table:named-range table:name="besteldId" table:base-cell-address="$voorraadbeheer.$A$1" table:cell-range-address="$besteld.$B$2"/>
        <table:named-range table:name="besteldToegekomen" table:base-cell-address="$voorraadbeheer.$A$1" table:cell-range-address="$besteld.$F$2"/>
        <table:named-range table:name="jaarrapportenId" table:base-cell-address="$voorraadbeheer.$A$1" table:cell-range-address="$jaarrapporten.$A$2"/>
        <table:named-range table:name="minimumVoorraadActieveVoorraad" table:base-cell-address="$voorraadbeheer.$A$1" table:cell-range-address="$'minimum voorraad'.$C$2"/>
        <table:named-range table:name="minimumVoorraadFirm" table:base-cell-address="$voorraadbeheer.$A$1" table:cell-range-address="$'minimum voorraad'.$B$2"/>
        <table:named-range table:name="minimumVoorraadId" table:base-cell-address="$voorraadbeheer.$A$1" table:cell-range-address="$'minimum voorraad'.$A$2"/>
        <table:named-range table:name="minimumVoorraadMinimumVoorraad" table:base-cell-address="$voorraadbeheer.$A$1" table:cell-range-address="$'minimum voorraad'.$D$2"/>
        <table:named-range table:name="opgebruikteReagentiaHoeveelheidOpgebruikt" table:base-cell-address="$voorraadbeheer.$A$1" table:cell-range-address="$'opgebruikte reagentia'.$F$2"/>
        <table:named-range table:name="opgebruikteReagentiaId" table:base-cell-address="$voorraadbeheer.$A$1" table:cell-range-address="$'opgebruikte reagentia'.$A$2"/>
        <table:named-range table:name="opgebruikteReagentiaOpgebruikt" table:base-cell-address="$voorraadbeheer.$A$1" table:cell-range-address="$'opgebruikte reagentia'.$K$2"/>
        <table:named-range table:name="statistiekenDatumBestellingen" table:base-cell-address="$voorraadbeheer.$A$1" table:cell-range-address="$statistieken.$E$2"/>
        <table:named-range table:name="statistiekenDatumOverschreden" table:base-cell-address="$voorraadbeheer.$A$1" table:cell-range-address="$statistieken.$A$2"/>
        <table:named-range table:name="statistiekenDatumToegekomen" table:base-cell-address="$voorraadbeheer.$A$1" table:cell-range-address="$statistieken.$F$2"/>
        <table:named-range table:name="statistiekenFirma" table:base-cell-address="$voorraadbeheer.$A$1" table:cell-range-address="$statistieken.$C$2"/>
        <table:named-range table:name="statistiekenId" table:base-cell-address="$voorraadbeheer.$A$1" table:cell-range-address="$statistieken.$B$2"/>
        <table:named-range table:name="teBestellenActieveVoorraad" table:base-cell-address="$voorraadbeheer.$A$1" table:cell-range-address="$'te bestellen'.$D$2"/>
        <table:named-range table:name="teBestellenBesteld" table:base-cell-address="$voorraadbeheer.$A$1" table:cell-range-address="$'te bestellen'.$E$2"/>
        <table:named-range table:name="teBestellenDatumMinimum" table:base-cell-address="$voorraadbeheer.$A$1" table:cell-range-address="$'te bestellen'.$A$2"/>
        <table:named-range table:name="teBestellenFirma" table:base-cell-address="$voorraadbeheer.$A$1" table:cell-range-address="$'te bestellen'.$C$2"/>
        <table:named-range table:name="teBestellenId" table:base-cell-address="$voorraadbeheer.$A$1" table:cell-range-address="$'te bestellen'.$B$2"/>
        <table:named-range table:name="voorraadbeheerAlarm" table:base-cell-address="$voorraadbeheer.$A$1" table:cell-range-address="$voorraadbeheer.$I$3"/>
        <table:named-range table:name="voorraadbeheerBuitenGebruik" table:base-cell-address="$voorraadbeheer.$A$1" table:cell-range-address="$voorraadbeheer.$K$3"/>
        <table:named-range table:name="voorraadbeheerHoeveelheidBesteld" table:base-cell-address="$voorraadbeheer.$A$1" table:cell-range-address="$voorraadbeheer.$D$3"/>
        <table:named-range table:name="voorraadbeheerHoeveelheidOpgebruikt" table:base-cell-address="$voorraadbeheer.$A$1" table:cell-range-address="$voorraadbeheer.$F$3"/>
        <table:named-range table:name="voorraadbeheerHoudbaarheidsDatum" table:base-cell-address="$voorraadbeheer.$A$1" table:cell-range-address="$voorraadbeheer.$H$3"/>
        <table:named-range table:name="voorraadbeheerId" table:base-cell-address="$voorraadbeheer.$A$1" table:cell-range-address="$voorraadbeheer.$A$2"/>
        <table:named-range table:name="voorraadbeheerIngebruikname" table:base-cell-address="$voorraadbeheer.$A$1" table:cell-range-address="$voorraadbeheer.$J$3"/>
        <table:named-range table:name="voorraadbeheerLotnummer" table:base-cell-address="$voorraadbeheer.$A$1" table:cell-range-address="$voorraadbeheer.$C$3"/>
        <table:named-range table:name="voorraadbeheerOpgebruikt" table:base-cell-address="$voorraadbeheer.$A$1" table:cell-range-address="$voorraadbeheer.$K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 number:style="long"/>
      <number:text>/</number:text>
      <number:month number:style="long"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oorraadbeheer" style:display-name="PageStyle_voorraadbehe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imum_20_voorraad" style:display-name="PageStyle_minimum voorra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_20_bestellen" style:display-name="PageStyle_te bestell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steld" style:display-name="PageStyle_beste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gebruikte_20_reagentia" style:display-name="PageStyle_opgebruikte reagent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vallen_20_reagentia" style:display-name="PageStyle_vervallen reagent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eken" style:display-name="PageStyle_statistiek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tie" style:display-name="PageStyle_configura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arrapporten" style:display-name="PageStyle_jaarrappor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922" meta:object-count="0"/>
    <meta:generator>LibreOfficeDev/6.0.5.2$Linux_X86_64 LibreOffice_project/</meta:generator>
  </office:meta>
</office:document-meta>
</file>